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e6e6ff" draw:opacity="100%"/>
      <style:paragraph-properties fo:background-color="#e6e6ff"/>
    </style:style>
    <style:style style:name="P2" style:family="paragraph" style:parent-style-name="Heading_20_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Père Noël a une <text:span text:style-name="T1">moustache</text:span> <text:span text:style-name="T2">roug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loré" style:family="paragraph" style:parent-style-name="Text_20_body" style:class="text">
      <loext:graphic-properties draw:fill="solid" draw:fill-color="#e6e6ff" draw:opacity="100%"/>
      <style:paragraph-properties fo:background-color="#e6e6ff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ci l'en-tête.</text:p>
        <text:p text:style-name="Header">Une autre ligne.</text:p>
      </style:header>
      <style:footer>
        <text:p text:style-name="Footer">Ici le pied-de-page.</text:p>
        <text:h text:style-name="Heading_20_1" text:outline-level="1">Essai de titre</text:h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03T12:11:25</meta:creation-date>
    <dc:date>2009-08-17T18:41:20</dc:date>
    <meta:editing-duration>PT00H11M05S</meta:editing-duration>
    <meta:editing-cycles>4</meta:editing-cycles>
    <meta:generator>LibreOffice/6.0.3.2$MacOSX_X86_64 LibreOffice_project/8f48d515416608e3a835360314dac7e47fd0b821</meta:generator>
    <meta:document-statistic meta:table-count="0" meta:image-count="0" meta:object-count="0" meta:page-count="1" meta:paragraph-count="5" meta:word-count="18" meta:character-count="99" meta:non-whitespace-character-count="86"/>
  </office:meta>
</office:document-meta>
</file>